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6e83" officeooo:paragraph-rsid="00156e83"/>
    </style:style>
    <style:style style:name="P2" style:family="paragraph" style:parent-style-name="Standard">
      <style:text-properties officeooo:rsid="00159347" officeooo:paragraph-rsid="00159347"/>
    </style:style>
    <style:style style:name="P3" style:family="paragraph" style:parent-style-name="Standard">
      <style:text-properties officeooo:rsid="00161d96" officeooo:paragraph-rsid="00161d96"/>
    </style:style>
    <style:style style:name="P4" style:family="paragraph" style:parent-style-name="Standard">
      <style:text-properties officeooo:rsid="00161d96" officeooo:paragraph-rsid="00171433"/>
    </style:style>
    <style:style style:name="P5" style:family="paragraph" style:parent-style-name="Standard">
      <style:text-properties officeooo:rsid="00164043" officeooo:paragraph-rsid="00164043"/>
    </style:style>
    <style:style style:name="P6" style:family="paragraph" style:parent-style-name="Standard">
      <style:text-properties officeooo:rsid="00171433" officeooo:paragraph-rsid="00171433"/>
    </style:style>
    <style:style style:name="P7" style:family="paragraph" style:parent-style-name="Standard">
      <style:text-properties officeooo:rsid="0018dcd0" officeooo:paragraph-rsid="0018dcd0"/>
    </style:style>
    <style:style style:name="P8" style:family="paragraph" style:parent-style-name="Standard">
      <style:text-properties officeooo:rsid="001a826d" officeooo:paragraph-rsid="001a826d"/>
    </style:style>
    <style:style style:name="P9" style:family="paragraph" style:parent-style-name="Standard">
      <style:text-properties officeooo:rsid="001aba0a" officeooo:paragraph-rsid="001aba0a"/>
    </style:style>
    <style:style style:name="P10" style:family="paragraph" style:parent-style-name="Standard">
      <style:text-properties officeooo:rsid="001c69af" officeooo:paragraph-rsid="001c69af"/>
    </style:style>
    <style:style style:name="P11" style:family="paragraph" style:parent-style-name="Standard">
      <style:text-properties officeooo:rsid="00171433" officeooo:paragraph-rsid="00171433"/>
    </style:style>
    <style:style style:name="P12" style:family="paragraph" style:parent-style-name="Standard" style:list-style-name="L15">
      <style:text-properties officeooo:rsid="00171433" officeooo:paragraph-rsid="00171433"/>
    </style:style>
    <style:style style:name="P13" style:family="paragraph" style:parent-style-name="Standard" style:list-style-name="L15">
      <style:text-properties officeooo:rsid="0018dcd0" officeooo:paragraph-rsid="0018dcd0"/>
    </style:style>
    <style:style style:name="P14" style:family="paragraph" style:parent-style-name="Standard" style:list-style-name="L16">
      <style:text-properties officeooo:rsid="0018dcd0" officeooo:paragraph-rsid="0018dcd0"/>
    </style:style>
    <style:style style:name="P15" style:family="paragraph" style:parent-style-name="Standard" style:list-style-name="L17">
      <style:text-properties officeooo:rsid="0018dcd0" officeooo:paragraph-rsid="0018dcd0"/>
    </style:style>
    <style:style style:name="P16" style:family="paragraph" style:parent-style-name="Standard">
      <style:text-properties officeooo:rsid="00161d96" officeooo:paragraph-rsid="00161d96"/>
    </style:style>
    <style:style style:name="P17" style:family="paragraph">
      <style:paragraph-properties fo:margin-left="0in" fo:margin-right="0in" fo:margin-top="0in" fo:margin-bottom="0in" fo:line-height="100%" fo:text-indent="0in"/>
    </style:style>
    <style:style style:name="P18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in" fo:margin-right="0in" fo:margin-top="0in" fo:margin-bottom="0in" fo:line-height="100%" fo:text-align="center" fo:text-indent="0in"/>
    </style:style>
    <style:style style:name="P2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61d96"/>
    </style:style>
    <style:style style:name="T2" style:family="text">
      <style:text-properties officeooo:rsid="00164043"/>
    </style:style>
    <style:style style:name="T3" style:family="text">
      <style:text-properties officeooo:rsid="00171433"/>
    </style:style>
    <style:style style:name="T4" style:family="text">
      <style:text-properties officeooo:rsid="0018dcd0"/>
    </style:style>
    <style:style style:name="T5" style:family="text">
      <style:text-properties officeooo:rsid="001a826d"/>
    </style:style>
    <style:style style:name="T6" style:family="text">
      <style:text-properties officeooo:rsid="001c69af"/>
    </style:style>
    <style:style style:name="T7" style:family="text">
      <style:text-properties officeooo:rsid="001e2e2a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style:shadow="none" draw:shadow-opacity="100%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none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28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Arrowheads_20_1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Arrowheads_20_1" draw:marker-start-width="0.0783in" draw:marker-start-center="false" draw:marker-end="Arrowheads_20_1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Arrowheads_20_1" draw:marker-start-width="0.0783in" draw:marker-start-center="false" draw:marker-end="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1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dash" draw:stroke-dash="Dashed_20__28_var_29_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Arrowheads_20_1" draw:marker-start-width="0.1181in" draw:marker-start-center="false" draw:marker-end="Arrowheads_20_1" draw:marker-end-width="0.1181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P First Report – Software.</text:p>
      <text:p text:style-name="P1"/>
      <text:p text:style-name="P2">1. Specifications</text:p>
      <text:p text:style-name="P2"/>
      <text:p text:style-name="P3">Starting from the initial requirements, our team decided which functions had to be implemented in software. <text:s/>We also determined which interfaces the software would have to communicate over. <text:s/></text:p>
      <text:p text:style-name="P3"/>
      <text:p text:style-name="P3">Functions <text:span text:style-name="T2">to be implemented in software</text:span>:</text:p>
      <text:p text:style-name="P3">- <text:span text:style-name="T2">Line following</text:span></text:p>
      <text:p text:style-name="P3">- <text:span text:style-name="T2">Junction identification</text:span></text:p>
      <text:p text:style-name="P3">- <text:span text:style-name="T2">90 degree turns at junctions</text:span></text:p>
      <text:p text:style-name="P3">- <text:span text:style-name="T2">Position tracking</text:span></text:p>
      <text:p text:style-name="P3">- <text:span text:style-name="T2">Egg-processing mechanism control</text:span></text:p>
      <text:p text:style-name="P3">- <text:span text:style-name="T2">Egg-identification sensor data analysis</text:span></text:p>
      <text:p text:style-name="P3"/>
      <text:p text:style-name="P5">Interfaces:</text:p>
      <text:p text:style-name="P5">- Launching and stopping of the software will be done through the wireless connection of the microcontroller to the departmental network.</text:p>
      <text:p text:style-name="P5">- Readings from the electronics team's sensor boards will be input through the I2C port on the microcontroller</text:p>
      <text:p text:style-name="P5">- Motors will be controlled directly from the microcontroller board, using the microcontroller's built-in PWM outputs</text:p>
      <text:p text:style-name="P3"/>
      <text:p text:style-name="P2"/>
      <text:p text:style-name="P2"/>
      <text:p text:style-name="P2">2. <text:span text:style-name="T1">Preliminary experiments</text:span></text:p>
      <text:p text:style-name="P2"/>
      <text:p text:style-name="P3">In order to make informed high-level design choices, a number of preliminary experiments were undertaken to ascertain the capabilities of the various hardware interfaces. <text:s/>The results are presented here. <text:s/></text:p>
      <text:p text:style-name="P3"/>
      <text:p text:style-name="P5">2.1. <text:span text:style-name="T3">L</text:span>atency <text:span text:style-name="T3">and speed</text:span></text:p>
      <text:p text:style-name="P5"/>
      <text:p text:style-name="P5">Network latency was determined by sending a large number of test commands to the microcontroller sequentially, and measuring the average time taken per command if the program is run on a department workstation or directly on the microcontroller. <text:s/></text:p>
      <text:p text:style-name="P5"/>
      <text:p text:style-name="P5">It was found that while the tests performed on the microcontroller consistently took 2ms each, those performed from the department workstation took between 4ms and 7ms, depending on network load. <text:s/></text:p>
      <text:p text:style-name="P5"/>
      <text:p text:style-name="P6">On the other hand, when reading sensor information from the I2C bus every 10ms, it was found that </text:p>
      <text:p text:style-name="P6">the program was far more reliable at outputting information every 10ms when run on the workstation than on the microcontroller. <text:s/>This might be because of a different implementation of the delay function on the two machines. <text:s/>However, it is unlikely that this will be a crucial issue for the software, as we have precise time measurement via the stopwatch function. <text:s/></text:p>
      <text:p text:style-name="P6"/>
      <text:p text:style-name="P5">From this, we can expect that although <text:span text:style-name="T3">there are differences between running the software on a department workstation or on the microcontroller, </text:span>the behaviour of <text:span text:style-name="T3">the robot should not change substantially. <text:s/></text:span></text:p>
      <text:p text:style-name="P5"/>
      <text:p text:style-name="P6">2.2. Line following and sensor position</text:p>
      <text:p text:style-name="P9"><text:soft-page-break/>Our first attempt at tackling this problem was by modeling the robot dynamics as a control system.</text:p>
      <text:p text:style-name="P9"/>
      <text:p text:style-name="P9"><draw:g text:anchor-type="as-char" draw:z-index="5" draw:style-name="gr10"><draw:line draw:style-name="gr11" draw:text-style-name="P19" svg:x1="0.5in" svg:y1="0.0004in" svg:x2="0.5in" svg:y2="2.9004in"><text:p/></draw:line><draw:line draw:style-name="gr11" draw:text-style-name="P19" svg:x1="0.6in" svg:y1="0.0004in" svg:x2="0.6in" svg:y2="2.9004in"><text:p/></draw:line><draw:line draw:style-name="gr12" draw:text-style-name="P19" svg:x1="1.4in" svg:y1="0.6004in" svg:x2="1.4in" svg:y2="1.6004in"><text:p/></draw:line><draw:line draw:style-name="gr3" draw:text-style-name="P19" svg:x1="1.4in" svg:y1="1.6004in" svg:x2="1.1in" svg:y2="0.9004in"><text:p/></draw:line><draw:path draw:style-name="gr11" draw:text-style-name="P19" svg:width="0.0622in" svg:height="0.0197in" draw:transform="rotate (0.439822971502571) translate (1.33582106220296in 1.45235020306947in)" svg:viewBox="0 0 159 51" svg:d="M0 0c25 0 50 4 73 14 22 8 44 16 66 27l20 10"><text:p/></draw:path><draw:line draw:style-name="gr13" draw:text-style-name="P19" svg:x1="0.55in" svg:y1="1.6504in" svg:x2="1.4in" svg:y2="1.6504in"><text:p/></draw:line><draw:frame draw:style-name="gr2" draw:text-style-name="P22" svg:width="0.3642in" svg:height="0.3795in" svg:x="0.8in" svg:y="1.6508in"><draw:text-box><text:p text:style-name="P21"><text:span text:style-name="T10">X</text:span></text:p></draw:text-box></draw:frame><draw:frame draw:style-name="gr14" draw:text-style-name="P20" svg:width="0.5504in" svg:height="0.2988in" svg:x="0in" svg:y="0.8508in"><draw:text-box><text:p text:style-name="P17"><text:span text:style-name="T9">line</text:span></text:p></draw:text-box></draw:frame><draw:frame draw:style-name="gr15" draw:text-style-name="P20" svg:width="0.3004in" svg:height="0.3488in" svg:x="1.2in" svg:y="1.152in"><draw:text-box><text:p text:style-name="P17"><text:span text:style-name="T11">θ</text:span></text:p></draw:text-box></draw:frame><draw:frame draw:style-name="gr14" draw:text-style-name="P20" svg:width="1.5504in" svg:height="0.2988in" svg:x="0.85in" svg:y="0.6508in"><draw:text-box><text:p text:style-name="P17"><text:span text:style-name="T9">Robot orientation</text:span></text:p></draw:text-box></draw:frame></draw:g></text:p>
      <text:p text:style-name="P9"/>
      <text:p text:style-name="P9">In the simple case where the robot is propulsed by two wheels, with speed respectively <draw:frame draw:style-name="fr1" draw:name="Object1" text:anchor-type="as-char" svg:y="-0.15in" svg:width="0.198in" svg:height="0.2098in" draw:z-index="1"><draw:object xlink:href="./Object 1" xlink:type="simple" xlink:show="embed" xlink:actuate="onLoad"/><draw:image xlink:href="./ObjectReplacements/Object 1" xlink:type="simple" xlink:show="embed" xlink:actuate="onLoad"/></draw:frame>and <draw:frame draw:style-name="fr1" draw:name="Object2" text:anchor-type="as-char" svg:y="-0.1484in" svg:width="0.2126in" svg:height="0.2098in" draw:z-index="2"><draw:object xlink:href="./Object 2" xlink:type="simple" xlink:show="embed" xlink:actuate="onLoad"/><draw:image xlink:href="./ObjectReplacements/Object 2" xlink:type="simple" xlink:show="embed" xlink:actuate="onLoad"/></draw:frame>, the kinematics of the robot are governed by the following equations:</text:p>
      <text:p text:style-name="P9"/>
      <text:p text:style-name="P9"><draw:frame draw:style-name="fr1" draw:name="Object3" text:anchor-type="as-char" svg:y="-0.2693in" svg:width="1.9346in" svg:height="0.4193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and</text:p>
      <text:p text:style-name="P9"><draw:frame draw:style-name="fr1" draw:name="Object4" text:anchor-type="as-char" svg:y="-0.2693in" svg:width="1.4508in" svg:height="0.4193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6">where a is the half-axle length. <text:s/></text:span></text:p>
      <text:p text:style-name="P3"/>
      <text:p text:style-name="P10">From this analysis, we elaborated our line following strategy (see paragraph 4.1).</text:p>
      <text:p text:style-name="P3"/>
      <text:p text:style-name="P3"/>
      <text:p text:style-name="P3">3. High-level design</text:p>
      <text:p text:style-name="P3"/>
      <text:p text:style-name="P5">To fulfill the constraints identified in the specifications, and with the experience gained in the preliminary experiments, we came up with the following high-level design:</text:p>
      <text:p text:style-name="P5"/>
      <text:p text:style-name="P3"><draw:g text:anchor-type="as-char" draw:z-index="0" draw:style-name="gr1"><draw:frame draw:style-name="gr2" draw:text-style-name="P18" svg:width="1.5921in" svg:height="0.387in" svg:x="3.2382in" svg:y="0.05in"><draw:text-box><text:p text:style-name="P17"><text:span text:style-name="T8">PWM output</text:span></text:p></draw:text-box></draw:frame><draw:frame draw:style-name="gr2" draw:text-style-name="P18" svg:width="1.2941in" svg:height="0.387in" svg:x="1.6693in" svg:y="0.4209in"><draw:text-box><text:p text:style-name="P17"><text:span text:style-name="T8">robot_link</text:span></text:p></draw:text-box></draw:frame><draw:frame draw:style-name="gr2" draw:text-style-name="P18" svg:width="1.0705in" svg:height="0.387in" svg:x="3.4917in" svg:y="0.9209in"><draw:text-box><text:p text:style-name="P17"><text:span text:style-name="T8">I2C bus</text:span></text:p></draw:text-box></draw:frame><draw:frame draw:style-name="gr2" draw:text-style-name="P18" svg:width="1.3504in" svg:height="0.387in" svg:x="0.1173in" svg:y="0.05in"><draw:text-box><text:p text:style-name="P17"><text:span text:style-name="T8">idp::Robot</text:span></text:p></draw:text-box></draw:frame><draw:frame draw:style-name="gr2" draw:text-style-name="P18" svg:width="1.1685in" svg:height="0.387in" svg:x="0.198in" svg:y="0.8209in"><draw:text-box><text:p text:style-name="P17"><text:span text:style-name="T8">idp::Map</text:span></text:p></draw:text-box></draw:frame><draw:frame draw:style-name="gr2" draw:text-style-name="P18" svg:width="0.9724in" svg:height="0.387in" svg:x="5.2516in" svg:y="0.0209in"><draw:text-box><text:p text:style-name="P17"><text:span text:style-name="T8">Motors</text:span></text:p></draw:text-box></draw:frame><draw:frame draw:style-name="gr2" draw:text-style-name="P18" svg:width="1.126in" svg:height="0.387in" svg:x="5.1484in" svg:y="0.9in"><draw:text-box><text:p text:style-name="P17"><text:span text:style-name="T8">Sensors</text:span></text:p></draw:text-box></draw:frame><draw:line draw:style-name="gr3" draw:text-style-name="P19" svg:x1="0.7591in" svg:y1="0.8in" svg:x2="0.7591in" svg:y2="0.4in"><text:p/></draw:line><draw:line draw:style-name="gr4" draw:text-style-name="P19" svg:x1="1.4673in" svg:y1="0.3in" svg:x2="1.7205in" svg:y2="0.5in"><text:p/></draw:line><draw:line draw:style-name="gr5" draw:text-style-name="P19" svg:x1="3.289in" svg:y1="0.3in" svg:x2="2.8843in" svg:y2="0.6in"><text:p/></draw:line><draw:line draw:style-name="gr3" draw:text-style-name="P19" svg:x1="4.8071in" svg:y1="0.25in" svg:x2="5.313in" svg:y2="0.25in"><text:p/></draw:line><draw:line draw:style-name="gr3" draw:text-style-name="P19" svg:x1="3.4913in" svg:y1="1.1in" svg:x2="2.9346in" svg:y2="0.65in"><text:p/></draw:line><draw:line draw:style-name="gr3" draw:text-style-name="P19" svg:x1="5.161in" svg:y1="1.1in" svg:x2="4.5031in" svg:y2="1.1in"><text:p/></draw:line><draw:custom-shape draw:style-name="gr6" draw:text-style-name="P19" svg:width="1.3157in" svg:height="1.2004in" svg:x="0.1016in" svg:y="0.05in"><text:p/><draw:enhanced-geometry svg:viewBox="0 0 21600 21600" draw:type="rectangle" draw:enhanced-path="M 0 0 L 21600 0 21600 21600 0 21600 0 0 Z N"/></draw:custom-shape><draw:custom-shape draw:style-name="gr6" draw:text-style-name="P19" svg:width="1.215in" svg:height="0.4504in" svg:x="1.7201in" svg:y="0.4in"><text:p/><draw:enhanced-geometry svg:viewBox="0 0 21600 21600" draw:type="rectangle" draw:enhanced-path="M 0 0 L 21600 0 21600 21600 0 21600 0 0 Z N"/></draw:custom-shape><draw:custom-shape draw:style-name="gr6" draw:text-style-name="P19" svg:width="2.9858in" svg:height="1.3504in" svg:x="3.289in" svg:y="0in"><text:p/><draw:enhanced-geometry svg:viewBox="0 0 21600 21600" draw:type="rectangle" draw:enhanced-path="M 0 0 L 21600 0 21600 21600 0 21600 0 0 Z N"/></draw:custom-shape><draw:frame draw:style-name="gr7" draw:text-style-name="P20" svg:width="1.4685in" svg:height="0.2913in" svg:x="0in" svg:y="1.2626in"><draw:text-box><text:p text:style-name="P17"><text:span text:style-name="T9">Custom software</text:span></text:p></draw:text-box></draw:frame><draw:frame draw:style-name="gr8" draw:text-style-name="P20" svg:width="1.4169in" svg:height="0.3988in" svg:x="1.6193in" svg:y="0.9in"><draw:text-box><text:p text:style-name="P17"><text:span text:style-name="T9">Software library</text:span></text:p></draw:text-box></draw:frame><draw:frame draw:style-name="gr9" draw:text-style-name="P20" svg:width="1.0634in" svg:height="0.2913in" svg:x="4.25in" svg:y="1.45in"><draw:text-box><text:p text:style-name="P17"><text:span text:style-name="T9">Electronics</text:span></text:p></draw:text-box></draw:frame></draw:g></text:p>
      <text:p text:style-name="P4"/>
      <text:p text:style-name="P6">idp::Robot:</text:p>
      <text:list xml:id="list4095624178396855446" text:style-name="L15">
        <text:list-item>
          <text:p text:style-name="P12">Because the different functions outlined in the specification need to share a lot of information, it seems logical to store the robot state in a single class, on which member functions will perform operations. <text:s/></text:p>
        </text:list-item>
        <text:list-item>
          <text:p text:style-name="P12">This will store not only low-level information such as current sensor values <text:span text:style-name="T4">and the current time</text:span>, but also higher-level, processed information such as the <text:span text:style-name="T4">calculated trajectory</text:span> of the <text:span text:style-name="T4">robot. <text:s/></text:span></text:p>
        </text:list-item>
        <text:list-item>
          <text:p text:style-name="P13"><text:soft-page-break/>Member functions will operate on this class to provide functionality outlined in the specification.</text:p>
        </text:list-item>
      </text:list>
      <text:p text:style-name="P7"/>
      <text:p text:style-name="P7">idp::Map:</text:p>
      <text:list xml:id="list1364969470351482981" text:style-name="L16">
        <text:list-item>
          <text:p text:style-name="P14">This class contains a representation of the playing area, read from a configuration file.</text:p>
        </text:list-item>
        <text:list-item>
          <text:p text:style-name="P14">Allows the robot to be aware of points of interest in the playing area and have a higher-level awareness of position and trajectory.</text:p>
        </text:list-item>
        <text:list-item>
          <text:p text:style-name="P14">We chose to implement this in another class <text:span text:style-name="T5">than idp::Robot</text:span>, because it contains general map information, distinct from the robot state.</text:p>
        </text:list-item>
      </text:list>
      <text:p text:style-name="P7"/>
      <text:p text:style-name="P3"/>
      <text:p text:style-name="P3"><text:span text:style-name="T7">4</text:span>. <text:span text:style-name="T2">Initial Bill of Materials</text:span></text:p>
      <text:p text:style-name="P7">Between 800 and 1200 lines of code in total, of which 440 are already written.</text:p>
      <text:p text:style-name="P7"/>
      <text:p text:style-name="P7">Source files:</text:p>
      <text:list xml:id="list5998331594078201513" text:style-name="L17">
        <text:list-item>
          <text:p text:style-name="P15">robot.h: main header file for the project, defines the main idp::Robot and idp::Map classes, as well as a few auxiliary classes.</text:p>
        </text:list-item>
        <text:list-item>
          <text:p text:style-name="P15">robot.cc: implementation of the functions operating on the idp::Robot class</text:p>
        </text:list-item>
        <text:list-item>
          <text:p text:style-name="P15">map.cc: implementation of the functions operating on the idp::Map class</text:p>
        </text:list-item>
        <text:list-item>
          <text:p text:style-name="P15">main.cc: “Duct tape” of the program: Implements the high-level logic, and puts together the functions defined in the above source files.</text:p>
        </text:list-item>
      </text:list>
      <text:p text:style-name="P3"/>
      <text:p text:style-name="P3"/>
      <text:p text:style-name="P5"><text:span text:style-name="T7">5</text:span>. Next steps</text:p>
      <text:p text:style-name="P2"/>
      <text:p text:style-name="P8">We are already done implementing the link management and motor control functions in the idp::Robot class, as well as implementing the idp::Map class, totaling 440 lines of code. <text:s/></text:p>
      <text:p text:style-name="P8"/>
      <text:p text:style-name="P8">The next step for us is to implement and test the line-following strategy, in order to have a working propulsion system. <text:s/>This is likely to take 4 days at least. <text:s/>Following that, we will focus on coding the egg-identification sensor analysis function, and the egg-processing mechanism function. <text:s/>Finally, we will concentrate on achieving higher-level awareness of the robot and system-testing. 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3000 3000" svg:d="M1500 0l1500 2789v211h-114l-1286-2392v2392h-200v-2392l-1286 2392h-114v-211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02:38:34.500238735</meta:creation-date>
    <dc:date>2016-02-22T11:04:47.174159463</dc:date>
    <meta:editing-duration>PT33M40S</meta:editing-duration>
    <meta:editing-cycles>4</meta:editing-cycles>
    <meta:generator>LibreOffice/4.2.8.2$Linux_X86_64 LibreOffice_project/420m0$Build-2</meta:generator>
    <meta:document-statistic meta:table-count="0" meta:image-count="0" meta:object-count="4" meta:page-count="3" meta:paragraph-count="50" meta:word-count="753" meta:character-count="4798" meta:non-whitespace-character-count="4072"/>
  </office:meta>
</office:document-meta>
</file>

<file path=Object 1/content.xml><?xml version="1.0" encoding="utf-8"?>
<math xmlns="http://www.w3.org/1998/Math/MathML" display="block">
  <semantics>
    <msub>
      <mi>v</mi>
      <mi>l</mi>
    </msub>
    <annotation encoding="StarMath 5.0">v_l</annotation>
  </semantics>
</math>
</file>

<file path=Object 2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3/content.xml><?xml version="1.0" encoding="utf-8"?>
<math xmlns="http://www.w3.org/1998/Math/MathML" display="block">
  <semantics>
    <mrow>
      <mrow>
        <mfrac>
          <mi mathvariant="italic">dx</mi>
          <mi mathvariant="italic">dt</mi>
        </mfrac>
        <mo stretchy="false">=</mo>
        <mrow>
          <mo stretchy="false">−</mo>
          <mi>v</mi>
        </mrow>
      </mrow>
      <mi>sin</mi>
      <mrow>
        <mi mathvariant="normal">θ</mi>
        <mo stretchy="false">=</mo>
        <mrow>
          <mo stretchy="false">−</mo>
          <mfrac>
            <mrow>
              <msub>
                <mi>v</mi>
                <mi>l</mi>
              </msub>
              <mo stretchy="false">+</mo>
              <msub>
                <mi>v</mi>
                <mi>r</mi>
              </msub>
            </mrow>
            <mn>2</mn>
          </mfrac>
        </mrow>
      </mrow>
      <mi>sin</mi>
      <mi mathvariant="normal">θ</mi>
    </mrow>
    <annotation encoding="StarMath 5.0">{dx} over {dt} = -v sin %theta = - {{v_l + v_r} over 2} sin %theta</annotation>
  </semantics>
</math>
</file>

<file path=Object 4/content.xml><?xml version="1.0" encoding="utf-8"?>
<math xmlns="http://www.w3.org/1998/Math/MathML" display="block">
  <semantics>
    <mrow>
      <mfrac>
        <mrow>
          <mi>d</mi>
          <mi mathvariant="normal">θ</mi>
        </mrow>
        <mi mathvariant="italic">dt</mi>
      </mfrac>
      <mo stretchy="false">=</mo>
      <msub>
        <mi mathvariant="normal">ω</mi>
        <mi mathvariant="italic">robot</mi>
      </msub>
      <mo stretchy="false">=</mo>
      <mfrac>
        <mrow>
          <mrow>
            <mo stretchy="false">−</mo>
            <msub>
              <mi>v</mi>
              <mi>l</mi>
            </msub>
          </mrow>
          <mo stretchy="false">+</mo>
          <msub>
            <mi>v</mi>
            <mi>r</mi>
          </msub>
        </mrow>
        <mrow>
          <mn>2</mn>
          <mi>a</mi>
        </mrow>
      </mfrac>
    </mrow>
    <annotation encoding="StarMath 5.0">{d%theta} over {dt} = %omega_robot = {-v_l + v_r} over { 2a }</annotation>
  </semantics>
</math>
</file>